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88000003B2000001589E7BC881C2BDB303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language="pl" fo:country="PL" style:font-name-asian="Times New Roman1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me text</text:span></text:p>
      <text:p text:style-name="Standard"><draw:frame draw:style-name="fr1" draw:name="Picture 1" text:anchor-type="as-char" svg:width="6.2681in" svg:height="2.2783in" draw:z-index="0"><draw:image xlink:href="Pictures/10000088000003B2000001589E7BC881C2BDB303.gif" xlink:type="simple" xlink:show="embed" xlink:actuate="onLoad" draw:mime-type="image/gif"/><svg:desc>test</svg:desc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masz Jakut</meta:initial-creator>
    <dc:creator>Tomasz Jakut</dc:creator>
    <meta:editing-cycles>1</meta:editing-cycles>
    <meta:creation-date>2020-11-04T15:04:00</meta:creation-date>
    <dc:date>2020-11-04T15:52:00</dc:date>
    <meta:editing-duration>PT1M</meta:editing-duration>
    <meta:generator>LibreOffice/7.0.1.2$MacOSX_X86_64 LibreOffice_project/7cbcfc562f6eb6708b5ff7d7397325de9e764452</meta:generator>
    <meta:document-statistic meta:table-count="0" meta:image-count="1" meta:object-count="0" meta:page-count="1" meta:paragraph-count="2" meta:word-count="2" meta:character-count="9" meta:non-whitespace-character-count="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